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53D0000025C3D6DBB9E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cm" svg:height="12.6cm" svg:x="1.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5cm" svg:height="12.18cm" svg:x="1.6cm" svg:y="4.42cm">
            <draw:image xlink:href="Pictures/100002010000053D0000025C3D6DBB9E.tif" xlink:type="simple" xlink:show="embed" xlink:actuate="onLoad">
              <text:p/>
            </draw:image>
          </draw:frame>
          <draw:frame draw:style-name="gr3" draw:text-style-name="P2" draw:layer="layout" svg:width="8.3cm" svg:height="2.016cm" svg:x="12.1cm" svg:y="6.4cm">
            <draw:text-box>
              <text:p><text:span text:style-name="T1">Click on a template query to view the results in the standard results table.</text:span></text:p>
            </draw:text-box>
          </draw:frame>
          <draw:line draw:style-name="gr4" draw:text-style-name="P1" draw:layer="layout" svg:x1="12.1cm" svg:y1="7.4cm" svg:x2="6.4cm" svg:y2="6cm">
            <text:p/>
          </draw:line>
          <draw:custom-shape draw:style-name="gr5" draw:text-style-name="P1" draw:layer="layout" svg:width="9.6cm" svg:height="1cm" svg:x="1.5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3:42:47</dc:date>
    <meta:editing-duration>PT22H31M42S</meta:editing-duration>
    <meta:editing-cycles>11</meta:editing-cycles>
    <meta:generator>LibreOffice/3.4$Unix LibreOffice_project/340m1$Build-402</meta:generator>
    <meta:document-statistic meta:object-count="6"/>
  </office:meta>
</office:document-meta>
</file>